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29T00:00:00" table:style-name="ce4">
            <text:p>29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73" table:style-name="ce8">
            <text:p>73</text:p>
          </table:table-cell>
          <table:table-cell office:value-type="currency" office:value="3.6500000000000004" table:formula="of:=[.A6]*([.D6]+50*[.C6])" table:style-name="ce9">
            <text:p>CHF 3,6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currency" office:value="5.6000000000000005" table:formula="of:=[.A7]*([.D7]+50*[.C7])" table:style-name="ce9">
            <text:p>CHF 5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0" table:style-name="ce8">
            <text:p>50</text:p>
          </table:table-cell>
          <table:table-cell office:value-type="currency" office:value="20" table:formula="of:=[.A8]*([.D8]+50*[.C8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22.5" table:formula="of:=[.A9]*([.D9]+50*[.C9])" table:style-name="ce9">
            <text:p>CHF 2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48" table:style-name="ce8">
            <text:p>48</text:p>
          </table:table-cell>
          <table:table-cell office:value-type="currency" office:value="148" table:formula="of:=[.A10]*([.D10]+50*[.C10])" table:style-name="ce9">
            <text:p>CHF 14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office:value-type="currency" office:value="256" table:formula="of:=[.A11]*([.D11]+50*[.C11])" table:style-name="ce9">
            <text:p>CHF 25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28" table:style-name="ce8">
            <text:p>28</text:p>
          </table:table-cell>
          <table:table-cell office:value-type="currency" office:value="265" table:formula="of:=[.A12]*([.D12]+25*[.C12])" table:style-name="ce9">
            <text:p>CHF 26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8" table:style-name="ce8">
            <text:p>18</text:p>
          </table:table-cell>
          <table:table-cell office:value-type="currency" office:value="180" table:formula="of:=[.A13]*[.D13]" table:style-name="ce9">
            <text:p>CHF 1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6" table:style-name="ce8">
            <text:p>16</text:p>
          </table:table-cell>
          <table:table-cell office:value-type="currency" office:value="320" table:formula="of:=[.A14]*[.D14]" table:style-name="ce9">
            <text:p>CHF 3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100" table:formula="of:=[.A15]*[.D15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320.75" table:formula="of:=SUM([.E6:.E18])" table:number-columns-spanned="2" table:number-rows-spanned="1" table:style-name="ce11">
            <text:p>CHF 1.320,7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5:26Z</dc:date>
    <meta:print-date>2022-09-13T16:35:23Z</meta:print-date>
    <meta:editing-cycles>14</meta:editing-cycles>
    <meta:editing-duration>PT0S</meta:editing-duration>
  </office:meta>
</office:document-meta>
</file>